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survey_results</text:p>
          </table:table-cell>
          <table:table-cell table:style-name="ce1" office:value-type="string" calcext:value-type="string">
            <text:p>enterprise</text:p>
          </table:table-cell>
          <table:table-cell table:style-name="ce1" office:value-type="string" calcext:value-type="string">
            <text:p>operating_unit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respondent</text:p>
          </table:table-cell>
          <table:table-cell table:style-name="ce1" office:value-type="string" calcext:value-type="string">
            <text:p>respondent_title</text:p>
          </table:table-cell>
          <table:table-cell table:style-name="ce1" office:value-type="string" calcext:value-type="string">
            <text:p>capability_status</text:p>
          </table:table-cell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processes</text:p>
          </table:table-cell>
          <table:table-cell table:style-name="ce1" office:value-type="string" calcext:value-type="string">
            <text:p>equipment</text:p>
          </table:table-cell>
          <table:table-cell table:style-name="ce1" office:value-type="string" calcext:value-type="string">
            <text:p>facilities</text:p>
          </table:table-cell>
          <table:table-cell table:style-name="ce1" office:value-type="string" calcext:value-type="string">
            <text:p>supplies</text:p>
          </table:table-cell>
          <table:table-cell table:style-name="ce1" office:value-type="string" calcext:value-type="string">
            <text:p>catalogue</text:p>
          </table:table-cell>
          <table:table-cell table:style-name="ce1" office:value-type="string" calcext:value-type="string">
            <text:p>capability_group</text:p>
          </table:table-cell>
          <table:table-cell table:style-name="ce1" office:value-type="string" calcext:value-type="string">
            <text:p>capability_subgroup</text:p>
          </table:table-cell>
          <table:table-cell table:style-name="ce1" office:value-type="string" calcext:value-type="string">
            <text:p>capability</text:p>
          </table:table-cell>
          <table:table-cell table:style-name="ce1" office:value-type="string" calcext:value-type="string">
            <text:p>Capability Status</text:p>
          </table:table-cell>
          <table:table-cell table:style-name="ce1" office:value-type="string" calcext:value-type="string">
            <text:p>People (avg)</text:p>
          </table:table-cell>
          <table:table-cell table:style-name="ce1" office:value-type="string" calcext:value-type="string">
            <text:p>Tools (avg)</text:p>
          </table:table-cell>
          <table:table-cell table:style-name="ce1" office:value-type="string" calcext:value-type="string">
            <text:p>Processes (avg)</text:p>
          </table:table-cell>
          <table:table-cell table:style-name="ce1" office:value-type="string" calcext:value-type="string">
            <text:p>Equipment (avg)</text:p>
          </table:table-cell>
          <table:table-cell table:style-name="ce1" office:value-type="string" calcext:value-type="string">
            <text:p>Facilities (avg)</text:p>
          </table:table-cell>
          <table:table-cell table:style-name="ce1" office:value-type="string" calcext:value-type="string">
            <text:p>Supplies (avg)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Biofuels SR[96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Autonomous Campus</text:p>
          </table:table-cell>
          <table:table-cell office:value-type="string" calcext:value-type="string">
            <text:p>SSIMELAN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Biofuels)</text:p>
          </table:table-cell>
          <table:table-cell office:value-type="string" calcext:value-type="string">
            <text:p>Biofuel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Generation Technologies SR[96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Autonomous Campus</text:p>
          </table:table-cell>
          <table:table-cell office:value-type="string" calcext:value-type="string">
            <text:p>SSIMELAN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Generation Technologies)</text:p>
          </table:table-cell>
          <table:table-cell office:value-type="string" calcext:value-type="string">
            <text:p>Generation Technolog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otovoltaics SR[97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Autonomous Campus</text:p>
          </table:table-cell>
          <table:table-cell office:value-type="string" calcext:value-type="string">
            <text:p>SSIMELANE1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Photovoltaics)</text:p>
          </table:table-cell>
          <table:table-cell office:value-type="string" calcext:value-type="string">
            <text:p>Photovoltaic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Storage Technologies SR[97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Autonomous Campus</text:p>
          </table:table-cell>
          <table:table-cell office:value-type="string" calcext:value-type="string">
            <text:p>SSIMELANE1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Storage Technologies)</text:p>
          </table:table-cell>
          <table:table-cell office:value-type="string" calcext:value-type="string">
            <text:p>Storage Technologi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Energy efficiency in manufacturing [SR314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Demand</text:p>
          </table:table-cell>
          <table:table-cell office:value-type="string" calcext:value-type="string">
            <text:p>PMUKOM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Energy efficiency in manufacturing)</text:p>
          </table:table-cell>
          <table:table-cell office:value-type="string" calcext:value-type="string">
            <text:p>Energy efficiency in manufactur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Energy Management Systems [SR314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Demand</text:p>
          </table:table-cell>
          <table:table-cell office:value-type="string" calcext:value-type="string">
            <text:p>PMUKOM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Energy Management Systems)</text:p>
          </table:table-cell>
          <table:table-cell office:value-type="string" calcext:value-type="string">
            <text:p>Energy Management System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Hydrogen [SR314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Demand</text:p>
          </table:table-cell>
          <table:table-cell office:value-type="string" calcext:value-type="string">
            <text:p>PMUKOM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Hydrogen)</text:p>
          </table:table-cell>
          <table:table-cell office:value-type="string" calcext:value-type="string">
            <text:p>Hydrog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Storage Technologies [SR314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Demand</text:p>
          </table:table-cell>
          <table:table-cell office:value-type="string" calcext:value-type="string">
            <text:p>PMUKOM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Storage Technologies)</text:p>
          </table:table-cell>
          <table:table-cell office:value-type="string" calcext:value-type="string">
            <text:p>Storage Technologi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Business case development [SR305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dustrial parks and estates (IP&amp;E)</text:p>
          </table:table-cell>
          <table:table-cell office:value-type="string" calcext:value-type="string">
            <text:p>Business case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Business environment assessment [SR306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Business environment assessment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Business operations assessment [SR306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Business operations assessme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siness plan development [SR305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Business plan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Business processes and procedures assessment [SR306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Business processes and procedures assessme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petitiveness improvement (Project Management) [SR304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Competitiveness improvement (Project Managemen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ompetitiveness improvement (Strategy Development) [SR304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Competitiveness improvement (Strategy Developmen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ompetitiveness improvement assessments [SR304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Competitiveness improvement assessment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ue diligence studies (existing enterprises) (Strategy Development) [SR306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Due diligence studies (existing enterprises) (Strategy Developm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Energy Management Systems [SR307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Energy Management Systems)</text:p>
          </table:table-cell>
          <table:table-cell office:value-type="string" calcext:value-type="string">
            <text:p>Energy Management System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Enterprise business support [SR304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business suppo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Enterprise market support [SR304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market suppo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Enterprise technical support [SR304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technical suppo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Environmental economics and sustainability science [SR307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nvironmental economics and sustainability science)</text:p>
          </table:table-cell>
          <table:table-cell office:value-type="string" calcext:value-type="string">
            <text:p>Environmental economics and sustainability scien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ESP Programme design [SR304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Enterprise Development Programmes (ESP)</text:p>
          </table:table-cell>
          <table:table-cell office:value-type="string" calcext:value-type="string">
            <text:p>ESP Programme desig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P Programme implementation [SR305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Enterprise Development Programmes (ESP)</text:p>
          </table:table-cell>
          <table:table-cell office:value-type="string" calcext:value-type="string">
            <text:p>ESP Programme implement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P Programme management [SR305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Enterprise Development Programmes (ESP)</text:p>
          </table:table-cell>
          <table:table-cell office:value-type="string" calcext:value-type="string">
            <text:p>ESP Programme manageme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ort readiness assessments [SR304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Export readiness assessment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Feasibility studies [SR305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dustrial parks and estates (IP&amp;E)</text:p>
          </table:table-cell>
          <table:table-cell office:value-type="string" calcext:value-type="string">
            <text:p>Feasibility studi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uelcells [SR307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Fuelcells)</text:p>
          </table:table-cell>
          <table:table-cell office:value-type="string" calcext:value-type="string">
            <text:p>Fuelcell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Funding identification and applications [SR306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Funding identification and application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Hydrogen [SR307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Hydrogen)</text:p>
          </table:table-cell>
          <table:table-cell office:value-type="string" calcext:value-type="string">
            <text:p>Hydroge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Identification of opportunities to strengthen the enabling environment [SR306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Identification of opportunities to strengthen the enabling environmen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Identification of opportunities to strengthen the sector [SR307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Identification of opportunities to strengthen the sector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Incentive identification and applications [SR306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Incentive identification and application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Incubator establishment [SR305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table:number-columns-repeated="2" office:value-type="string" calcext:value-type="string">
            <text:p>Incubator establishme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Incubator opportunity assessment [SR305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cubator establishment</text:p>
          </table:table-cell>
          <table:table-cell office:value-type="string" calcext:value-type="string">
            <text:p>Incubator opportunity assessme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Incubator Planning [SR305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cubator establishment</text:p>
          </table:table-cell>
          <table:table-cell office:value-type="string" calcext:value-type="string">
            <text:p>Incubator Plan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Industrial parks and estates (IP&amp;E) (Pre-feasibility Studies) [SR305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dustrial parks and estates (IP&amp;E)</text:p>
          </table:table-cell>
          <table:table-cell office:value-type="string" calcext:value-type="string">
            <text:p>Industrial parks and estates (IP&amp;E) (Pre-feasibility Studies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Industry &amp; Infrastructure (incl. ports) [SR307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Industry &amp; Infrastructure (incl. ports))</text:p>
          </table:table-cell>
          <table:table-cell office:value-type="string" calcext:value-type="string">
            <text:p>Industry &amp; Infrastructure (incl. ports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D Program design [SR303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Capacity Building for Local Economic Development (LED)</text:p>
          </table:table-cell>
          <table:table-cell office:value-type="string" calcext:value-type="string">
            <text:p>LED and related support programmes</text:p>
          </table:table-cell>
          <table:table-cell office:value-type="string" calcext:value-type="string">
            <text:p>LED Program desig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D program development [SR303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Capacity Building for Local Economic Development (LED)</text:p>
          </table:table-cell>
          <table:table-cell office:value-type="string" calcext:value-type="string">
            <text:p>LED and related support programmes</text:p>
          </table:table-cell>
          <table:table-cell office:value-type="string" calcext:value-type="string">
            <text:p>LED program developme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LED programme management [SR304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Capacity Building for Local Economic Development (LED)</text:p>
          </table:table-cell>
          <table:table-cell office:value-type="string" calcext:value-type="string">
            <text:p>LED and related support programmes</text:p>
          </table:table-cell>
          <table:table-cell office:value-type="string" calcext:value-type="string">
            <text:p>LED programme manageme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rket development and linkages [SR304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Market development and linkag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Market Feasibility studies [SR306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Market Feasibility studi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hotovoltaics [SR307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Photovoltaics)</text:p>
          </table:table-cell>
          <table:table-cell office:value-type="string" calcext:value-type="string">
            <text:p>Photovoltaic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ector based economic opportunity identification [SR307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Sector based economic opportunity identificatio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upplier development programmes [SR305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Enterprise Development Programmes (ESP)</text:p>
          </table:table-cell>
          <table:table-cell office:value-type="string" calcext:value-type="string">
            <text:p>Supplier development program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ustainability Assessment [SR307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Sustainability Assessment)</text:p>
          </table:table-cell>
          <table:table-cell office:value-type="string" calcext:value-type="string">
            <text:p>Sustainability Assessme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Technical feasibility studies [SR306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Technical feasibility studi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chno-economic Feasibility studies (Pre-feasibility Studies) [SR306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Industry</text:p>
          </table:table-cell>
          <table:table-cell office:value-type="string" calcext:value-type="string">
            <text:p>PNTU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Techno-economic Feasibility studies (Pre-feasibility Studies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Biofuel feedstock assessment (e.g. nexus) SR[26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Market Design and Policy</text:p>
          </table:table-cell>
          <table:table-cell office:value-type="string" calcext:value-type="string">
            <text:p>DMILAZ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Biofuel feedstock assessment (e.g. nexus))</text:p>
          </table:table-cell>
          <table:table-cell office:value-type="string" calcext:value-type="string">
            <text:p>Biofuel feedstock assessment (e.g. nexus)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Business environment assessment SR[26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Market Design and Policy</text:p>
          </table:table-cell>
          <table:table-cell office:value-type="string" calcext:value-type="string">
            <text:p>DMILAZ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Business environment assessmen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Business plan development SR[26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Market Design and Policy</text:p>
          </table:table-cell>
          <table:table-cell office:value-type="string" calcext:value-type="string">
            <text:p>DMILAZ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Business plan develop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Economic development opportunity identification SR[27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Market Design and Policy</text:p>
          </table:table-cell>
          <table:table-cell office:value-type="string" calcext:value-type="string">
            <text:p>DMILAZ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Rapid reviews (geographic area based)</text:p>
          </table:table-cell>
          <table:table-cell office:value-type="string" calcext:value-type="string">
            <text:p>Economic development opportunity identifi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Financial modelling SR[26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Market Design and Policy</text:p>
          </table:table-cell>
          <table:table-cell office:value-type="string" calcext:value-type="string">
            <text:p>DMILAZ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Financial modell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nding identification and applications SR[26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Market Design and Policy</text:p>
          </table:table-cell>
          <table:table-cell office:value-type="string" calcext:value-type="string">
            <text:p>DMILAZ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Funding identification and applicati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Identification of opportunities to strengthen the sector SR[27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Market Design and Policy</text:p>
          </table:table-cell>
          <table:table-cell office:value-type="string" calcext:value-type="string">
            <text:p>DMILAZ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Identification of opportunities to strengthen the sec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Incentive identification and applications SR[26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Market Design and Policy</text:p>
          </table:table-cell>
          <table:table-cell office:value-type="string" calcext:value-type="string">
            <text:p>DMILAZ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Incentive identification and applicatio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et Feasibility studies SR[27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Market Design and Policy</text:p>
          </table:table-cell>
          <table:table-cell office:value-type="string" calcext:value-type="string">
            <text:p>DMILAZ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Market Feasibility studi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Sector based economic opportunity identification SR[27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Market Design and Policy</text:p>
          </table:table-cell>
          <table:table-cell office:value-type="string" calcext:value-type="string">
            <text:p>DMILAZ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Sector based economic opportunity identificati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Technical feasibility studies SR[27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Market Design and Policy</text:p>
          </table:table-cell>
          <table:table-cell office:value-type="string" calcext:value-type="string">
            <text:p>DMILAZ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Technical feasibility studi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Techno-economic Feasibility studies (Pre-feasibility Studies) SR[27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Market Design and Policy</text:p>
          </table:table-cell>
          <table:table-cell office:value-type="string" calcext:value-type="string">
            <text:p>DMILAZ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Techno-economic Feasibility studies (Pre-feasibility Studies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ergy System Optimisation SR[18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Energy Systems</text:p>
          </table:table-cell>
          <table:table-cell office:value-type="string" calcext:value-type="string">
            <text:p>CMUSHW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Energy System Optimisation)</text:p>
          </table:table-cell>
          <table:table-cell office:value-type="string" calcext:value-type="string">
            <text:p>Energy System Optimisa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1666666667" calcext:value-type="float">
            <text:p>3.1666666667</text:p>
          </table:table-cell>
        </table:table-row>
        <table:table-row table:style-name="ro1">
          <table:table-cell office:value-type="string" calcext:value-type="string">
            <text:p>Biofuels [SR307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R&amp;D Outcomes &amp; Energy Supply</text:p>
          </table:table-cell>
          <table:table-cell office:value-type="string" calcext:value-type="string">
            <text:p>SKOOPMA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Biofuels)</text:p>
          </table:table-cell>
          <table:table-cell office:value-type="string" calcext:value-type="string">
            <text:p>Biofue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Energy Management Systems [SR308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R&amp;D Outcomes &amp; Energy Supply</text:p>
          </table:table-cell>
          <table:table-cell office:value-type="string" calcext:value-type="string">
            <text:p>SKOOPMA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Energy Management Systems)</text:p>
          </table:table-cell>
          <table:table-cell office:value-type="string" calcext:value-type="string">
            <text:p>Energy Management System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Energy Meteorology [SR308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R&amp;D Outcomes &amp; Energy Supply</text:p>
          </table:table-cell>
          <table:table-cell office:value-type="string" calcext:value-type="string">
            <text:p>SKOOP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ge</text:p>
          </table:table-cell>
          <table:table-cell office:value-type="string" calcext:value-type="string">
            <text:p>Energy Generation and Storge (Energy Meteorology)</text:p>
          </table:table-cell>
          <table:table-cell office:value-type="string" calcext:value-type="string">
            <text:p>Energy Meteorolog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1666666667" calcext:value-type="float">
            <text:p>2.1666666667</text:p>
          </table:table-cell>
        </table:table-row>
        <table:table-row table:style-name="ro1">
          <table:table-cell office:value-type="string" calcext:value-type="string">
            <text:p>Energy Meteorology SR[243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R&amp;D Outcomes &amp; Energy Supply</text:p>
          </table:table-cell>
          <table:table-cell office:value-type="string" calcext:value-type="string">
            <text:p>SKOOP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ge</text:p>
          </table:table-cell>
          <table:table-cell office:value-type="string" calcext:value-type="string">
            <text:p>Energy Generation and Storge (Energy Meteorology)</text:p>
          </table:table-cell>
          <table:table-cell office:value-type="string" calcext:value-type="string">
            <text:p>Energy Meteorolog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Generation Technologies [SR308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R&amp;D Outcomes &amp; Energy Supply</text:p>
          </table:table-cell>
          <table:table-cell office:value-type="string" calcext:value-type="string">
            <text:p>SKOOPMA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Generation Technologies)</text:p>
          </table:table-cell>
          <table:table-cell office:value-type="string" calcext:value-type="string">
            <text:p>Generation Technologies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Hydrogen [SR308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R&amp;D Outcomes &amp; Energy Supply</text:p>
          </table:table-cell>
          <table:table-cell office:value-type="string" calcext:value-type="string">
            <text:p>SKOOP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Hydrogen)</text:p>
          </table:table-cell>
          <table:table-cell office:value-type="string" calcext:value-type="string">
            <text:p>Hydrog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otovoltaics [SR308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R&amp;D Outcomes &amp; Energy Supply</text:p>
          </table:table-cell>
          <table:table-cell office:value-type="string" calcext:value-type="string">
            <text:p>SKOOPMA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Photovoltaics)</text:p>
          </table:table-cell>
          <table:table-cell office:value-type="string" calcext:value-type="string">
            <text:p>Photovoltaics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Storage Technologies [SR308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NTEGRATED ENERGY CENTRE</text:p>
          </table:table-cell>
          <table:table-cell office:value-type="string" calcext:value-type="string">
            <text:p>Operations Manager</text:p>
          </table:table-cell>
          <table:table-cell office:value-type="string" calcext:value-type="string">
            <text:p>R&amp;D Outcomes &amp; Energy Supply</text:p>
          </table:table-cell>
          <table:table-cell office:value-type="string" calcext:value-type="string">
            <text:p>SKOOPMA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Storage Technologies)</text:p>
          </table:table-cell>
          <table:table-cell office:value-type="string" calcext:value-type="string">
            <text:p>Storage Technologie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49:57.229384720</meta:creation-date>
    <dc:date>2017-12-13T10:50:09.380276961</dc:date>
    <meta:editing-duration>PT12S</meta:editing-duration>
    <meta:editing-cycles>1</meta:editing-cycles>
    <meta:generator>LibreOffice/5.1.6.2$Linux_X86_64 LibreOffice_project/10m0$Build-2</meta:generator>
    <meta:document-statistic meta:table-count="1" meta:cell-count="1846" meta:object-count="0"/>
  </office:meta>
</office:document-meta>
</file>